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48cm" svg:y1="1.916cm" svg:x2="4.821cm" svg:y2="4.322cm">
          <text:p/>
        </draw:line>
        <draw:line draw:style-name="gr5" draw:text-style-name="P1" draw:layer="layout" svg:x1="5.928cm" svg:y1="3.094cm" svg:x2="8.334cm" svg:y2="3.093cm">
          <text:p/>
        </draw:line>
        <draw:line draw:style-name="gr5" draw:text-style-name="P1" draw:layer="layout" svg:x1="9.646cm" svg:y1="4.297cm" svg:x2="9.619cm" svg:y2="1.891cm">
          <text:p/>
        </draw:line>
        <draw:line draw:style-name="gr5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42:50.855238133</dc:date>
    <dc:creator>elucterio </dc:creator>
    <meta:editing-duration>PT12M</meta:editing-duration>
    <meta:editing-cycles>4</meta:editing-cycles>
    <meta:generator>LibreOffice/4.2.8.2$Linux_X86_64 LibreOffice_project/420m0$Build-2</meta:generator>
    <meta:document-statistic meta:object-count="76"/>
  </office:meta>
</office:document-meta>
</file>